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 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Heading one</text:p>
          </table:table-cell>
          <table:table-cell office:value-type="string">
            <text:p>Heading two</text:p>
          </table:table-cell>
          <table:table-cell office:value-type="string">
            <text:p>Heading three</text:p>
          </table:table-cell>
          <table:table-cell office:value-type="string">
            <text:p>Heading four</text:p>
          </table:table-cell>
          <table:table-cell office:value-type="string">
            <text:p>Heading five</text:p>
          </table:table-cell>
          <table:table-cell office:value-type="string">
            <text:p>Heading six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table:number-columns-repeated="1018"/>
        </table:table-row>
        <table:table-row table:style-name="ro1">
          <table:table-cell office:value-type="string">
            <text:p>What, the</text:p>
          </table:table-cell>
          <table:table-cell office:value-type="string">
            <text:p>1 , 2</text:p>
          </table:table-cell>
          <table:table-cell office:value-type="string">
            <text:p>,3</text:p>
          </table:table-cell>
          <table:table-cell office:value-type="float" office:value="123">
            <text:p>123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a,b</text:p>
          </table:table-cell>
          <table:table-cell office:value-type="string">
            <text:p>w</text:p>
          </table:table-cell>
          <table:table-cell office:value-type="string">
            <text:p>2,3,4,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2,1,6</text:p>
          </table:table-cell>
          <table:table-cell table:number-columns-repeated="1018"/>
        </table:table-row>
        <table:table-row table:style-name="ro1">
          <table:table-cell office:value-type="string">
            <text:p>last,</text:p>
          </table:table-cell>
          <table:table-cell office:value-type="string">
            <text:p>test,</text:p>
          </table:table-cell>
          <table:table-cell office:value-type="string">
            <text:p>row,test</text:p>
          </table:table-cell>
          <table:table-cell office:value-type="string">
            <text:p>ok </text:p>
          </table:table-cell>
          <table:table-cell office:value-type="string">
            <text:p>one</text:p>
          </table:table-cell>
          <table:table-cell office:value-type="string">
            <text:p>two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06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7" number:language="en" number:country="AU">
      <number:day/>
      <number:text>-</number:text>
      <number:month number:textual="true"/>
      <number:text>-</number:text>
      <number:year/>
    </number:date-style>
    <number:date-style style:name="N10108" number:language="en" number:country="AU">
      <number:day/>
      <number:text>-</number:text>
      <number:month number:textual="true"/>
    </number:date-style>
    <number:date-style style:name="N10109" number:language="en" number:country="AU">
      <number:month number:textual="true"/>
      <number:text>-</number:text>
      <number:year/>
    </number:date-style>
    <number:time-style style:name="N10110" number:language="en" number:country="AU">
      <number:hours/>
      <number:text>:</number:text>
      <number:minutes number:style="long"/>
      <number:text> </number:text>
      <number:am-pm/>
    </number:time-style>
    <number:time-style style:name="N10111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AU">
      <number:hours/>
      <number:text>:</number:text>
      <number:minutes number:style="long"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5">15/02/2011</text:date>, <text:time>17:5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Ashley Pope</dc:creator>
    <dc:date>2011-02-10T14:28:02</dc:date>
    <meta:editing-cycles>3</meta:editing-cycles>
    <meta:editing-duration>PT30S</meta:editing-duration>
    <meta:generator>OpenOffice.org/3.3$Unix OpenOffice.org_project/330m20$Build-9567</meta:generator>
    <meta:document-statistic meta:table-count="1" meta:cell-count="42" meta:object-count="0"/>
  </office:meta>
</office:document-meta>
</file>